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fo:language="es" fo:country="CR" officeooo:paragraph-rsid="0007d823"/>
    </style:style>
    <style:style style:name="P2" style:family="paragraph" style:parent-style-name="Standard">
      <style:paragraph-properties fo:margin-top="0in" fo:margin-bottom="0in" loext:contextual-spacing="false"/>
      <style:text-properties fo:language="es" fo:country="CR" officeooo:rsid="0007d823" officeooo:paragraph-rsid="0015bc2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language="es" fo:country="CR" officeooo:rsid="0007d823" officeooo:paragraph-rsid="0007d823"/>
    </style:style>
    <style:style style:name="P4" style:family="paragraph" style:parent-style-name="Standard">
      <style:paragraph-properties fo:margin-top="0in" fo:margin-bottom="0in" loext:contextual-spacing="false"/>
      <style:text-properties fo:language="es" fo:country="CR" officeooo:paragraph-rsid="0015bc2e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15bc2e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fo:font-size="16pt" fo:language="es" fo:country="CR" fo:font-weight="bold" officeooo:rsid="0015bc2e" officeooo:paragraph-rsid="0022539c" style:font-size-asian="16pt" style:font-weight-asian="bold" style:font-size-complex="12pt" style:font-weight-complex="normal"/>
    </style:style>
    <style:style style:name="P7" style:family="paragraph" style:parent-style-name="Standard">
      <style:text-properties fo:font-size="16pt" fo:language="es" fo:country="CR" fo:font-weight="bold" officeooo:rsid="0012d2c0" officeooo:paragraph-rsid="0012d2c0" style:font-size-asian="16pt" style:font-weight-asian="bold"/>
    </style:style>
    <style:style style:name="P8" style:family="paragraph" style:parent-style-name="Standard">
      <style:paragraph-properties fo:text-align="justify" style:justify-single-word="false"/>
      <style:text-properties fo:font-size="16pt" fo:language="es" fo:country="CR" fo:font-weight="bold" officeooo:rsid="0015bc2e" officeooo:paragraph-rsid="0015bc2e" style:font-size-asian="16pt" style:font-weight-asian="bold" style:font-size-complex="12pt" style:font-weight-complex="normal"/>
    </style:style>
    <style:style style:name="P9" style:family="paragraph" style:parent-style-name="Standard">
      <style:text-properties fo:font-size="16pt" fo:language="es" fo:country="CR" fo:font-weight="bold" officeooo:rsid="0015bc2e" officeooo:paragraph-rsid="0015bc2e" style:font-size-asian="16pt" style:font-weight-asian="bold" style:font-size-complex="12pt" style:font-weight-complex="normal"/>
    </style:style>
    <style:style style:name="P10" style:family="paragraph" style:parent-style-name="Standard">
      <style:text-properties fo:font-size="16pt" fo:language="es" fo:country="CR" fo:font-weight="bold" officeooo:paragraph-rsid="0015bc2e" style:font-size-asian="16pt" style:font-weight-asian="bold"/>
    </style:style>
    <style:style style:name="P11" style:family="paragraph" style:parent-style-name="Standard">
      <style:text-properties fo:font-size="12pt" fo:language="es" fo:country="CR" fo:font-weight="normal" officeooo:rsid="0012d2c0" officeooo:paragraph-rsid="0012d2c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15bc2e" officeooo:paragraph-rsid="0015bc2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15bc2e" officeooo:paragraph-rsid="0012d2c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2106f9" officeooo:paragraph-rsid="002106f9" style:font-size-asian="10.5pt" style:font-weight-asian="normal" style:font-size-complex="12pt" style:font-weight-complex="normal"/>
    </style:style>
    <style:style style:name="P15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fo:language="es" fo:country="CR" officeooo:paragraph-rsid="0007d823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language="es" fo:country="CR" officeooo:paragraph-rsid="0007d823"/>
    </style:style>
    <style:style style:name="P17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1ddc09" officeooo:paragraph-rsid="001d0fd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2469fb" officeooo:paragraph-rsid="002390e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15bc2e" officeooo:paragraph-rsid="0015bc2e" style:font-size-asian="10.5pt" style:font-weight-asian="normal" style:font-size-complex="12pt" style:font-weight-complex="normal"/>
    </style:style>
    <style:style style:name="T1" style:family="text">
      <style:text-properties fo:language="es" fo:country="CR"/>
    </style:style>
    <style:style style:name="T2" style:family="text">
      <style:text-properties fo:language="es" fo:country="CR" officeooo:rsid="0007d823"/>
    </style:style>
    <style:style style:name="T3" style:family="text">
      <style:text-properties fo:language="es" fo:country="CR" officeooo:rsid="001945ea"/>
    </style:style>
    <style:style style:name="T4" style:family="text">
      <style:text-properties officeooo:rsid="0012b833"/>
    </style:style>
    <style:style style:name="T5" style:family="text">
      <style:text-properties officeooo:rsid="001945e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E-0523 Circuitos Digitales II, I Ciclo 2017</text:p>
      <text:p text:style-name="P1">Profe. Enrique Coen</text:p>
      <text:p text:style-name="P1">Lennon Núñez Meoño, B34943</text:p>
      <text:p text:style-name="P1">Tarea #</text:p>
      <text:p text:style-name="P3"/>
      <text:p text:style-name="P10">Contabilización del Tiempo</text:p>
      <text:p text:style-name="P5"><text:span text:style-name="T1">Buscar información <text:s/></text:span><text:span text:style-name="T3">4</text:span><text:span text:style-name="T1"> </text:span><text:span text:style-name="T2">h</text:span></text:p>
      <text:p text:style-name="P5"><text:span text:style-name="T1">Estudiar información </text:span><text:span text:style-name="T3">4</text:span><text:span text:style-name="T1"> </text:span><text:span text:style-name="T2">h</text:span><text:span text:style-name="T1"> (“on the go”)</text:span></text:p>
      <text:p text:style-name="P5"><text:span text:style-name="T1">Ejecución </text:span><text:span text:style-name="T3">10</text:span><text:span text:style-name="T2"> h</text:span></text:p>
      <text:p text:style-name="P5"><text:span text:style-name="T1"><text:tab/></text:span><text:span text:style-name="T2">Codificar</text:span></text:p>
      <text:p text:style-name="P2"><text:tab/>Corrección de errores de compilación – sintaxis</text:p>
      <text:p text:style-name="P2"><text:tab/>Corrección de lógica de programación para obtener los resultados adecuados</text:p>
      <text:p text:style-name="P4">Confección del Reporte <text:span text:style-name="T5">3 h</text:span> <text:span text:style-name="T4">(“on the go”)</text:span></text:p>
      <text:p text:style-name="P4"/>
      <text:p text:style-name="P7">Resumen</text:p>
      <text:p text:style-name="P13"/>
      <text:p text:style-name="P12"/>
      <text:p text:style-name="P12"/>
      <text:p text:style-name="P8">Descripción Arquitectónica</text:p>
      <text:p text:style-name="P17"/>
      <text:p text:style-name="P8"/>
      <text:p text:style-name="P8">Plan de Pruebas</text:p>
      <text:p text:style-name="P6"/>
      <text:p text:style-name="P8">Instrucciones de Utilización de la Simulación</text:p>
      <text:p text:style-name="P14">Para correr la simulación se realizó un documento Makefile que incluye compilación en Icarus Verilog (iverilog -o <text:span text:style-name="T6">nombre_ejecutable nombre_modulos.v -nombre_probador.v test_bench.v</text:span>)<text:span text:style-name="T7">, ejecución del archivo ejecutable generado (vvp</text:span><text:span text:style-name="T6"> nombre_ejecutable</text:span><text:span text:style-name="T7">) y ejecución del archivo .vcd generado para visualizar los resultados de la simulación con la herramienta GtkWave (gtkwave </text:span><text:span text:style-name="T6">nombre_archivo_señales_simulacion.vcd</text:span><text:span text:style-name="T7">). </text:span></text:p>
      <text:p text:style-name="P11"/>
      <text:p text:style-name="P9">Ejemplos de los Resultados</text:p>
      <text:p text:style-name="P9"/>
      <text:p text:style-name="P9"/>
      <text:p text:style-name="P9">Conclusiones y Recomendaciones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non </meta:initial-creator>
    <meta:creation-date>2017-03-24T23:15:45.623539486</meta:creation-date>
    <dc:date>2017-04-02T19:11:05.057468662</dc:date>
    <dc:creator>lennon </dc:creator>
    <meta:editing-duration>PT2H52M59S</meta:editing-duration>
    <meta:editing-cycles>31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124" meta:character-count="930" meta:non-whitespace-character-count="819"/>
  </office:meta>
</office:document-meta>
</file>